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relativ</text:p>
          </table:table-cell>
          <table:table-cell office:value-type="string">
            <text:p>faktor</text:p>
          </table:table-cell>
        </table:table-row>
        <table:table-row table:style-name="ro2">
          <table:table-cell office:value-type="string">
            <text:p>prozent</text:p>
          </table:table-cell>
          <table:table-cell office:value-type="string">
            <text:p>grundwert</text:p>
          </table:table-cell>
          <table:table-cell/>
          <table:table-cell office:value-type="float" office:value="1000">
            <text:p>1000</text:p>
          </table:table-cell>
          <table:table-cell office:value-type="float" office:value="1.0065">
            <text:p>1,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table:formula="of:=[.$B$5]/100*[.A5]+[.$B$5]" office:value-type="float" office:value="1010">
            <text:p>1010</text:p>
          </table:table-cell>
          <table:table-cell table:formula="of:=[.D4]*[.$E$4]" office:value-type="float" office:value="1006.5">
            <text:p>1006,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table:formula="of:=[.$B$5]/100*[.A6]+[.$B$5]" office:value-type="float" office:value="1020">
            <text:p>1020</text:p>
          </table:table-cell>
          <table:table-cell table:formula="of:=[.D5]*[.$E$4]" office:value-type="float" office:value="1013.04225">
            <text:p>1013,0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table:formula="of:=[.$B$5]/100*[.A7]+[.$B$5]" office:value-type="float" office:value="1030">
            <text:p>1030</text:p>
          </table:table-cell>
          <table:table-cell table:formula="of:=[.D6]*[.$E$4]" office:value-type="float" office:value="1019.627024625">
            <text:p>1019,6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table:formula="of:=[.$B$5]/100*[.A8]+[.$B$5]" office:value-type="float" office:value="1040">
            <text:p>1040</text:p>
          </table:table-cell>
          <table:table-cell table:formula="of:=[.D7]*[.$E$4]" office:value-type="float" office:value="1026.25460028506">
            <text:p>1026,2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formula="of:=[.$B$5]/100*[.A9]+[.$B$5]" office:value-type="float" office:value="1050">
            <text:p>1050</text:p>
          </table:table-cell>
          <table:table-cell table:formula="of:=[.D8]*[.$E$4]" office:value-type="float" office:value="1032.92525518692">
            <text:p>1032,9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formula="of:=[.$B$5]/100*[.A10]+[.$B$5]" office:value-type="float" office:value="1060">
            <text:p>1060</text:p>
          </table:table-cell>
          <table:table-cell table:formula="of:=[.D9]*[.$E$4]" office:value-type="float" office:value="1039.63926934563">
            <text:p>1039,6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table:formula="of:=[.$B$5]/100*[.A11]+[.$B$5]" office:value-type="float" office:value="1070">
            <text:p>1070</text:p>
          </table:table-cell>
          <table:table-cell table:formula="of:=[.D10]*[.$E$4]" office:value-type="float" office:value="1046.39692459638">
            <text:p>1046,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table:formula="of:=[.$B$5]/100*[.A12]+[.$B$5]" office:value-type="float" office:value="1080">
            <text:p>1080</text:p>
          </table:table-cell>
          <table:table-cell table:formula="of:=[.D11]*[.$E$4]" office:value-type="float" office:value="1053.19850460625">
            <text:p>1053,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  <table:table-cell table:formula="of:=[.$B$5]/100*[.A13]+[.$B$5]" office:value-type="float" office:value="1090">
            <text:p>1090</text:p>
          </table:table-cell>
          <table:table-cell table:formula="of:=[.D12]*[.$E$4]" office:value-type="float" office:value="1060.04429488619">
            <text:p>1060,0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  <table:table-cell table:formula="of:=[.$B$5]/100*[.A14]+[.$B$5]" office:value-type="float" office:value="1100">
            <text:p>1100</text:p>
          </table:table-cell>
          <table:table-cell table:formula="of:=[.D13]*[.$E$4]" office:value-type="float" office:value="1066.93458280295">
            <text:p>1066,9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  <table:table-cell table:formula="of:=[.$B$5]/100*[.A15]+[.$B$5]" office:value-type="float" office:value="1110">
            <text:p>1110</text:p>
          </table:table-cell>
          <table:table-cell table:formula="of:=[.D14]*[.$E$4]" office:value-type="float" office:value="1073.86965759117">
            <text:p>1073,8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  <table:table-cell table:formula="of:=[.$B$5]/100*[.A16]+[.$B$5]" office:value-type="float" office:value="1120">
            <text:p>1120</text:p>
          </table:table-cell>
          <table:table-cell table:formula="of:=[.D15]*[.$E$4]" office:value-type="float" office:value="1080.84981036552">
            <text:p>1080,8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  <table:table-cell table:formula="of:=[.$B$5]/100*[.A17]+[.$B$5]" office:value-type="float" office:value="1130">
            <text:p>1130</text:p>
          </table:table-cell>
          <table:table-cell table:formula="of:=[.D16]*[.$E$4]" office:value-type="float" office:value="1087.87533413289">
            <text:p>1087,8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  <table:table-cell table:formula="of:=[.$B$5]/100*[.A18]+[.$B$5]" office:value-type="float" office:value="1140">
            <text:p>1140</text:p>
          </table:table-cell>
          <table:table-cell table:formula="of:=[.D17]*[.$E$4]" office:value-type="float" office:value="1094.94652380475">
            <text:p>1094,9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  <table:table-cell table:formula="of:=[.$B$5]/100*[.A19]+[.$B$5]" office:value-type="float" office:value="1150">
            <text:p>1150</text:p>
          </table:table-cell>
          <table:table-cell table:formula="of:=[.D18]*[.$E$4]" office:value-type="float" office:value="1102.06367620949">
            <text:p>1102,06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  <table:table-cell table:formula="of:=[.$B$5]/100*[.A20]+[.$B$5]" office:value-type="float" office:value="1160">
            <text:p>1160</text:p>
          </table:table-cell>
          <table:table-cell table:formula="of:=[.D19]*[.$E$4]" office:value-type="float" office:value="1109.22709010485">
            <text:p>1109,2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  <table:table-cell table:formula="of:=[.$B$5]/100*[.A21]+[.$B$5]" office:value-type="float" office:value="1170">
            <text:p>1170</text:p>
          </table:table-cell>
          <table:table-cell table:formula="of:=[.D20]*[.$E$4]" office:value-type="float" office:value="1116.43706619053">
            <text:p>1116,4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  <table:table-cell table:formula="of:=[.$B$5]/100*[.A22]+[.$B$5]" office:value-type="float" office:value="1180">
            <text:p>1180</text:p>
          </table:table-cell>
          <table:table-cell table:formula="of:=[.D21]*[.$E$4]" office:value-type="float" office:value="1123.69390712077">
            <text:p>1123,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  <table:table-cell table:formula="of:=[.$B$5]/100*[.A23]+[.$B$5]" office:value-type="float" office:value="1190">
            <text:p>1190</text:p>
          </table:table-cell>
          <table:table-cell table:formula="of:=[.D22]*[.$E$4]" office:value-type="float" office:value="1130.99791751705">
            <text:p>113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  <table:table-cell table:formula="of:=[.$B$5]/100*[.A24]+[.$B$5]" office:value-type="float" office:value="1200">
            <text:p>1200</text:p>
          </table:table-cell>
          <table:table-cell table:formula="of:=[.D23]*[.$E$4]" office:value-type="float" office:value="1138.34940398091">
            <text:p>1138,3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  <table:table-cell table:formula="of:=[.$B$5]/100*[.A25]+[.$B$5]" office:value-type="float" office:value="1210">
            <text:p>1210</text:p>
          </table:table-cell>
          <table:table-cell table:formula="of:=[.D24]*[.$E$4]" office:value-type="float" office:value="1145.74867510679">
            <text:p>1145,75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  <table:table-cell table:formula="of:=[.$B$5]/100*[.A26]+[.$B$5]" office:value-type="float" office:value="1220">
            <text:p>1220</text:p>
          </table:table-cell>
          <table:table-cell table:formula="of:=[.D25]*[.$E$4]" office:value-type="float" office:value="1153.19604149498">
            <text:p>1153,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  <table:table-cell table:formula="of:=[.$B$5]/100*[.A27]+[.$B$5]" office:value-type="float" office:value="1230">
            <text:p>1230</text:p>
          </table:table-cell>
          <table:table-cell table:formula="of:=[.D26]*[.$E$4]" office:value-type="float" office:value="1160.6918157647">
            <text:p>1160,6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  <table:table-cell table:formula="of:=[.$B$5]/100*[.A28]+[.$B$5]" office:value-type="float" office:value="1240">
            <text:p>1240</text:p>
          </table:table-cell>
          <table:table-cell table:formula="of:=[.D27]*[.$E$4]" office:value-type="float" office:value="1168.23631256717">
            <text:p>1168,2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  <table:table-cell table:formula="of:=[.$B$5]/100*[.A29]+[.$B$5]" office:value-type="float" office:value="1250">
            <text:p>1250</text:p>
          </table:table-cell>
          <table:table-cell table:formula="of:=[.D28]*[.$E$4]" office:value-type="float" office:value="1175.82984859886">
            <text:p>1175,83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  <table:table-cell table:formula="of:=[.$B$5]/100*[.A30]+[.$B$5]" office:value-type="float" office:value="1260">
            <text:p>1260</text:p>
          </table:table-cell>
          <table:table-cell table:formula="of:=[.D29]*[.$E$4]" office:value-type="float" office:value="1183.47274261475">
            <text:p>1183,47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  <table:table-cell table:formula="of:=[.$B$5]/100*[.A31]+[.$B$5]" office:value-type="float" office:value="1270">
            <text:p>1270</text:p>
          </table:table-cell>
          <table:table-cell table:formula="of:=[.D30]*[.$E$4]" office:value-type="float" office:value="1191.16531544175">
            <text:p>1191,17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  <table:table-cell table:formula="of:=[.$B$5]/100*[.A32]+[.$B$5]" office:value-type="float" office:value="1280">
            <text:p>1280</text:p>
          </table:table-cell>
          <table:table-cell table:formula="of:=[.D31]*[.$E$4]" office:value-type="float" office:value="1198.90788999212">
            <text:p>1198,9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  <table:table-cell table:formula="of:=[.$B$5]/100*[.A33]+[.$B$5]" office:value-type="float" office:value="1290">
            <text:p>1290</text:p>
          </table:table-cell>
          <table:table-cell table:formula="of:=[.D32]*[.$E$4]" office:value-type="float" office:value="1206.70079127707">
            <text:p>1206,7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  <table:table-cell table:formula="of:=[.$B$5]/100*[.A34]+[.$B$5]" office:value-type="float" office:value="1300">
            <text:p>1300</text:p>
          </table:table-cell>
          <table:table-cell table:formula="of:=[.D33]*[.$E$4]" office:value-type="float" office:value="1214.54434642037">
            <text:p>1214,54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  <table:table-cell table:formula="of:=[.$B$5]/100*[.A35]+[.$B$5]" office:value-type="float" office:value="1310">
            <text:p>1310</text:p>
          </table:table-cell>
          <table:table-cell table:formula="of:=[.D34]*[.$E$4]" office:value-type="float" office:value="1222.4388846721">
            <text:p>1222,44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/>
          <table:table-cell table:formula="of:=[.$B$5]/100*[.A36]+[.$B$5]" office:value-type="float" office:value="1320">
            <text:p>1320</text:p>
          </table:table-cell>
          <table:table-cell table:formula="of:=[.D35]*[.$E$4]" office:value-type="float" office:value="1230.38473742247">
            <text:p>1230,38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/>
          <table:table-cell table:formula="of:=[.$B$5]/100*[.A37]+[.$B$5]" office:value-type="float" office:value="1330">
            <text:p>1330</text:p>
          </table:table-cell>
          <table:table-cell table:formula="of:=[.D36]*[.$E$4]" office:value-type="float" office:value="1238.38223821571">
            <text:p>1238,38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/>
          <table:table-cell table:formula="of:=[.$B$5]/100*[.A38]+[.$B$5]" office:value-type="float" office:value="1340">
            <text:p>1340</text:p>
          </table:table-cell>
          <table:table-cell table:formula="of:=[.D37]*[.$E$4]" office:value-type="float" office:value="1246.43172276412">
            <text:p>1246,43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/>
          <table:table-cell table:formula="of:=[.$B$5]/100*[.A39]+[.$B$5]" office:value-type="float" office:value="1350">
            <text:p>1350</text:p>
          </table:table-cell>
          <table:table-cell table:formula="of:=[.D38]*[.$E$4]" office:value-type="float" office:value="1254.53352896208">
            <text:p>1254,53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/>
          <table:table-cell table:formula="of:=[.$B$5]/100*[.A40]+[.$B$5]" office:value-type="float" office:value="1360">
            <text:p>1360</text:p>
          </table:table-cell>
          <table:table-cell table:formula="of:=[.D39]*[.$E$4]" office:value-type="float" office:value="1262.68799690034">
            <text:p>1262,6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  <table:table-cell table:formula="of:=[.$B$5]/100*[.A41]+[.$B$5]" office:value-type="float" office:value="1370">
            <text:p>1370</text:p>
          </table:table-cell>
          <table:table-cell table:formula="of:=[.D40]*[.$E$4]" office:value-type="float" office:value="1270.89546888019">
            <text:p>1270,9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  <table:table-cell table:formula="of:=[.$B$5]/100*[.A42]+[.$B$5]" office:value-type="float" office:value="1380">
            <text:p>1380</text:p>
          </table:table-cell>
          <table:table-cell table:formula="of:=[.D41]*[.$E$4]" office:value-type="float" office:value="1279.15628942791">
            <text:p>1279,1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  <table:table-cell table:formula="of:=[.$B$5]/100*[.A43]+[.$B$5]" office:value-type="float" office:value="1390">
            <text:p>1390</text:p>
          </table:table-cell>
          <table:table-cell table:formula="of:=[.D42]*[.$E$4]" office:value-type="float" office:value="1287.47080530919">
            <text:p>1287,4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  <table:table-cell table:formula="of:=[.$B$5]/100*[.A44]+[.$B$5]" office:value-type="float" office:value="1400">
            <text:p>1400</text:p>
          </table:table-cell>
          <table:table-cell table:formula="of:=[.D43]*[.$E$4]" office:value-type="float" office:value="1295.8393655437">
            <text:p>1295,84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/>
          <table:table-cell table:formula="of:=[.$B$5]/100*[.A45]+[.$B$5]" office:value-type="float" office:value="1410">
            <text:p>1410</text:p>
          </table:table-cell>
          <table:table-cell table:formula="of:=[.D44]*[.$E$4]" office:value-type="float" office:value="1304.26232141973">
            <text:p>1304,26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/>
          <table:table-cell table:formula="of:=[.$B$5]/100*[.A46]+[.$B$5]" office:value-type="float" office:value="1420">
            <text:p>1420</text:p>
          </table:table-cell>
          <table:table-cell table:formula="of:=[.D45]*[.$E$4]" office:value-type="float" office:value="1312.74002650896">
            <text:p>1312,74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/>
          <table:table-cell table:formula="of:=[.$B$5]/100*[.A47]+[.$B$5]" office:value-type="float" office:value="1430">
            <text:p>1430</text:p>
          </table:table-cell>
          <table:table-cell table:formula="of:=[.D46]*[.$E$4]" office:value-type="float" office:value="1321.27283668127">
            <text:p>1321,2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/>
          <table:table-cell table:formula="of:=[.$B$5]/100*[.A48]+[.$B$5]" office:value-type="float" office:value="1440">
            <text:p>1440</text:p>
          </table:table-cell>
          <table:table-cell table:formula="of:=[.D47]*[.$E$4]" office:value-type="float" office:value="1329.8611101197">
            <text:p>1329,86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/>
          <table:table-cell table:formula="of:=[.$B$5]/100*[.A49]+[.$B$5]" office:value-type="float" office:value="1450">
            <text:p>1450</text:p>
          </table:table-cell>
          <table:table-cell table:formula="of:=[.D48]*[.$E$4]" office:value-type="float" office:value="1338.50520733548">
            <text:p>1338,5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/>
          <table:table-cell table:formula="of:=[.$B$5]/100*[.A50]+[.$B$5]" office:value-type="float" office:value="1460">
            <text:p>1460</text:p>
          </table:table-cell>
          <table:table-cell table:formula="of:=[.D49]*[.$E$4]" office:value-type="float" office:value="1347.20549118316">
            <text:p>1347,21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  <table:table-cell table:formula="of:=[.$B$5]/100*[.A51]+[.$B$5]" office:value-type="float" office:value="1470">
            <text:p>1470</text:p>
          </table:table-cell>
          <table:table-cell table:formula="of:=[.D50]*[.$E$4]" office:value-type="float" office:value="1355.96232687585">
            <text:p>1355,96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  <table:table-cell table:formula="of:=[.$B$5]/100*[.A52]+[.$B$5]" office:value-type="float" office:value="1480">
            <text:p>1480</text:p>
          </table:table-cell>
          <table:table-cell table:formula="of:=[.D51]*[.$E$4]" office:value-type="float" office:value="1364.77608200054">
            <text:p>1364,78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  <table:table-cell table:formula="of:=[.$B$5]/100*[.A53]+[.$B$5]" office:value-type="float" office:value="1490">
            <text:p>1490</text:p>
          </table:table-cell>
          <table:table-cell table:formula="of:=[.D52]*[.$E$4]" office:value-type="float" office:value="1373.64712653354">
            <text:p>1373,6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  <table:table-cell table:formula="of:=[.$B$5]/100*[.A54]+[.$B$5]" office:value-type="float" office:value="1500">
            <text:p>1500</text:p>
          </table:table-cell>
          <table:table-cell table:formula="of:=[.D53]*[.$E$4]" office:value-type="float" office:value="1382.57583285601">
            <text:p>1382,58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/>
          <table:table-cell table:formula="of:=[.$B$5]/100*[.A55]+[.$B$5]" office:value-type="float" office:value="1510">
            <text:p>1510</text:p>
          </table:table-cell>
          <table:table-cell table:formula="of:=[.D54]*[.$E$4]" office:value-type="float" office:value="1391.56257576958">
            <text:p>1391,56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/>
          <table:table-cell table:formula="of:=[.$B$5]/100*[.A56]+[.$B$5]" office:value-type="float" office:value="1520">
            <text:p>1520</text:p>
          </table:table-cell>
          <table:table-cell table:formula="of:=[.D55]*[.$E$4]" office:value-type="float" office:value="1400.60773251208">
            <text:p>1400,61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/>
          <table:table-cell table:formula="of:=[.$B$5]/100*[.A57]+[.$B$5]" office:value-type="float" office:value="1530">
            <text:p>1530</text:p>
          </table:table-cell>
          <table:table-cell table:formula="of:=[.D56]*[.$E$4]" office:value-type="float" office:value="1409.71168277341">
            <text:p>1409,71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/>
          <table:table-cell table:formula="of:=[.$B$5]/100*[.A58]+[.$B$5]" office:value-type="float" office:value="1540">
            <text:p>1540</text:p>
          </table:table-cell>
          <table:table-cell table:formula="of:=[.D57]*[.$E$4]" office:value-type="float" office:value="1418.87480871143">
            <text:p>1418,87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/>
          <table:table-cell table:formula="of:=[.$B$5]/100*[.A59]+[.$B$5]" office:value-type="float" office:value="1550">
            <text:p>1550</text:p>
          </table:table-cell>
          <table:table-cell table:formula="of:=[.D58]*[.$E$4]" office:value-type="float" office:value="1428.09749496806">
            <text:p>1428,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/>
          <table:table-cell table:formula="of:=[.$B$5]/100*[.A60]+[.$B$5]" office:value-type="float" office:value="1560">
            <text:p>1560</text:p>
          </table:table-cell>
          <table:table-cell table:formula="of:=[.D59]*[.$E$4]" office:value-type="float" office:value="1437.38012868535">
            <text:p>1437,38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/>
          <table:table-cell table:formula="of:=[.$B$5]/100*[.A61]+[.$B$5]" office:value-type="float" office:value="1570">
            <text:p>1570</text:p>
          </table:table-cell>
          <table:table-cell table:formula="of:=[.D60]*[.$E$4]" office:value-type="float" office:value="1446.7230995218">
            <text:p>1446,72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/>
          <table:table-cell table:formula="of:=[.$B$5]/100*[.A62]+[.$B$5]" office:value-type="float" office:value="1580">
            <text:p>1580</text:p>
          </table:table-cell>
          <table:table-cell table:formula="of:=[.D61]*[.$E$4]" office:value-type="float" office:value="1456.1267996687">
            <text:p>1456,13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/>
          <table:table-cell table:formula="of:=[.$B$5]/100*[.A63]+[.$B$5]" office:value-type="float" office:value="1590">
            <text:p>1590</text:p>
          </table:table-cell>
          <table:table-cell table:formula="of:=[.D62]*[.$E$4]" office:value-type="float" office:value="1465.59162386654">
            <text:p>1465,5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/>
          <table:table-cell table:formula="of:=[.$B$5]/100*[.A64]+[.$B$5]" office:value-type="float" office:value="1600">
            <text:p>1600</text:p>
          </table:table-cell>
          <table:table-cell table:formula="of:=[.D63]*[.$E$4]" office:value-type="float" office:value="1475.11796942168">
            <text:p>1475,12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/>
          <table:table-cell table:formula="of:=[.$B$5]/100*[.A65]+[.$B$5]" office:value-type="float" office:value="1610">
            <text:p>1610</text:p>
          </table:table-cell>
          <table:table-cell table:formula="of:=[.D64]*[.$E$4]" office:value-type="float" office:value="1484.70623622292">
            <text:p>1484,71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/>
          <table:table-cell table:formula="of:=[.$B$5]/100*[.A66]+[.$B$5]" office:value-type="float" office:value="1620">
            <text:p>1620</text:p>
          </table:table-cell>
          <table:table-cell table:formula="of:=[.D65]*[.$E$4]" office:value-type="float" office:value="1494.35682675836">
            <text:p>1494,36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/>
          <table:table-cell table:formula="of:=[.$B$5]/100*[.A67]+[.$B$5]" office:value-type="float" office:value="1630">
            <text:p>1630</text:p>
          </table:table-cell>
          <table:table-cell table:formula="of:=[.D66]*[.$E$4]" office:value-type="float" office:value="1504.07014613229">
            <text:p>1504,0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/>
          <table:table-cell table:formula="of:=[.$B$5]/100*[.A68]+[.$B$5]" office:value-type="float" office:value="1640">
            <text:p>1640</text:p>
          </table:table-cell>
          <table:table-cell table:formula="of:=[.D67]*[.$E$4]" office:value-type="float" office:value="1513.84660208215">
            <text:p>1513,85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/>
          <table:table-cell table:formula="of:=[.$B$5]/100*[.A69]+[.$B$5]" office:value-type="float" office:value="1650">
            <text:p>1650</text:p>
          </table:table-cell>
          <table:table-cell table:formula="of:=[.D68]*[.$E$4]" office:value-type="float" office:value="1523.68660499569">
            <text:p>1523,69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/>
          <table:table-cell table:formula="of:=[.$B$5]/100*[.A70]+[.$B$5]" office:value-type="float" office:value="1660">
            <text:p>1660</text:p>
          </table:table-cell>
          <table:table-cell table:formula="of:=[.D69]*[.$E$4]" office:value-type="float" office:value="1533.59056792816">
            <text:p>1533,5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  <table:table-cell table:formula="of:=[.$B$5]/100*[.A71]+[.$B$5]" office:value-type="float" office:value="1670">
            <text:p>1670</text:p>
          </table:table-cell>
          <table:table-cell table:formula="of:=[.D70]*[.$E$4]" office:value-type="float" office:value="1543.55890661969">
            <text:p>1543,56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/>
          <table:table-cell table:formula="of:=[.$B$5]/100*[.A72]+[.$B$5]" office:value-type="float" office:value="1680">
            <text:p>1680</text:p>
          </table:table-cell>
          <table:table-cell table:formula="of:=[.D71]*[.$E$4]" office:value-type="float" office:value="1553.59203951272">
            <text:p>1553,5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/>
          <table:table-cell table:formula="of:=[.$B$5]/100*[.A73]+[.$B$5]" office:value-type="float" office:value="1690">
            <text:p>1690</text:p>
          </table:table-cell>
          <table:table-cell table:formula="of:=[.D72]*[.$E$4]" office:value-type="float" office:value="1563.69038776955">
            <text:p>1563,6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  <table:table-cell table:formula="of:=[.$B$5]/100*[.A74]+[.$B$5]" office:value-type="float" office:value="1700">
            <text:p>1700</text:p>
          </table:table-cell>
          <table:table-cell table:formula="of:=[.D73]*[.$E$4]" office:value-type="float" office:value="1573.85437529006">
            <text:p>1573,85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/>
          <table:table-cell table:formula="of:=[.$B$5]/100*[.A75]+[.$B$5]" office:value-type="float" office:value="1710">
            <text:p>1710</text:p>
          </table:table-cell>
          <table:table-cell table:formula="of:=[.D74]*[.$E$4]" office:value-type="float" office:value="1584.08442872944">
            <text:p>1584,08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/>
          <table:table-cell table:formula="of:=[.$B$5]/100*[.A76]+[.$B$5]" office:value-type="float" office:value="1720">
            <text:p>1720</text:p>
          </table:table-cell>
          <table:table-cell table:formula="of:=[.D75]*[.$E$4]" office:value-type="float" office:value="1594.38097751618">
            <text:p>1594,38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/>
          <table:table-cell table:formula="of:=[.$B$5]/100*[.A77]+[.$B$5]" office:value-type="float" office:value="1730">
            <text:p>1730</text:p>
          </table:table-cell>
          <table:table-cell table:formula="of:=[.D76]*[.$E$4]" office:value-type="float" office:value="1604.74445387004">
            <text:p>1604,74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/>
          <table:table-cell table:formula="of:=[.$B$5]/100*[.A78]+[.$B$5]" office:value-type="float" office:value="1740">
            <text:p>1740</text:p>
          </table:table-cell>
          <table:table-cell table:formula="of:=[.D77]*[.$E$4]" office:value-type="float" office:value="1615.17529282019">
            <text:p>1615,18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  <table:table-cell table:formula="of:=[.$B$5]/100*[.A79]+[.$B$5]" office:value-type="float" office:value="1750">
            <text:p>1750</text:p>
          </table:table-cell>
          <table:table-cell table:formula="of:=[.D78]*[.$E$4]" office:value-type="float" office:value="1625.67393222352">
            <text:p>1625,67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/>
          <table:table-cell table:formula="of:=[.$B$5]/100*[.A80]+[.$B$5]" office:value-type="float" office:value="1760">
            <text:p>1760</text:p>
          </table:table-cell>
          <table:table-cell table:formula="of:=[.D79]*[.$E$4]" office:value-type="float" office:value="1636.24081278298">
            <text:p>1636,24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  <table:table-cell table:formula="of:=[.$B$5]/100*[.A81]+[.$B$5]" office:value-type="float" office:value="1770">
            <text:p>1770</text:p>
          </table:table-cell>
          <table:table-cell table:formula="of:=[.D80]*[.$E$4]" office:value-type="float" office:value="1646.87637806607">
            <text:p>1646,88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  <table:table-cell table:formula="of:=[.$B$5]/100*[.A82]+[.$B$5]" office:value-type="float" office:value="1780">
            <text:p>1780</text:p>
          </table:table-cell>
          <table:table-cell table:formula="of:=[.D81]*[.$E$4]" office:value-type="float" office:value="1657.58107452349">
            <text:p>1657,58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  <table:table-cell table:formula="of:=[.$B$5]/100*[.A83]+[.$B$5]" office:value-type="float" office:value="1790">
            <text:p>1790</text:p>
          </table:table-cell>
          <table:table-cell table:formula="of:=[.D82]*[.$E$4]" office:value-type="float" office:value="1668.3553515079">
            <text:p>1668,3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  <table:table-cell table:formula="of:=[.$B$5]/100*[.A84]+[.$B$5]" office:value-type="float" office:value="1800">
            <text:p>1800</text:p>
          </table:table-cell>
          <table:table-cell table:formula="of:=[.D83]*[.$E$4]" office:value-type="float" office:value="1679.1996612927">
            <text:p>1679,2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/>
          <table:table-cell table:formula="of:=[.$B$5]/100*[.A85]+[.$B$5]" office:value-type="float" office:value="1810">
            <text:p>1810</text:p>
          </table:table-cell>
          <table:table-cell table:formula="of:=[.D84]*[.$E$4]" office:value-type="float" office:value="1690.1144590911">
            <text:p>1690,11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/>
          <table:table-cell table:formula="of:=[.$B$5]/100*[.A86]+[.$B$5]" office:value-type="float" office:value="1820">
            <text:p>1820</text:p>
          </table:table-cell>
          <table:table-cell table:formula="of:=[.D85]*[.$E$4]" office:value-type="float" office:value="1701.10020307519">
            <text:p>1701,1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/>
          <table:table-cell table:formula="of:=[.$B$5]/100*[.A87]+[.$B$5]" office:value-type="float" office:value="1830">
            <text:p>1830</text:p>
          </table:table-cell>
          <table:table-cell table:formula="of:=[.D86]*[.$E$4]" office:value-type="float" office:value="1712.15735439518">
            <text:p>1712,16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/>
          <table:table-cell table:formula="of:=[.$B$5]/100*[.A88]+[.$B$5]" office:value-type="float" office:value="1840">
            <text:p>1840</text:p>
          </table:table-cell>
          <table:table-cell table:formula="of:=[.D87]*[.$E$4]" office:value-type="float" office:value="1723.28637719875">
            <text:p>1723,29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/>
          <table:table-cell table:formula="of:=[.$B$5]/100*[.A89]+[.$B$5]" office:value-type="float" office:value="1850">
            <text:p>1850</text:p>
          </table:table-cell>
          <table:table-cell table:formula="of:=[.D88]*[.$E$4]" office:value-type="float" office:value="1734.48773865054">
            <text:p>1734,49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/>
          <table:table-cell table:formula="of:=[.$B$5]/100*[.A90]+[.$B$5]" office:value-type="float" office:value="1860">
            <text:p>1860</text:p>
          </table:table-cell>
          <table:table-cell table:formula="of:=[.D89]*[.$E$4]" office:value-type="float" office:value="1745.76190895177">
            <text:p>1745,76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/>
          <table:table-cell table:formula="of:=[.$B$5]/100*[.A91]+[.$B$5]" office:value-type="float" office:value="1870">
            <text:p>1870</text:p>
          </table:table-cell>
          <table:table-cell table:formula="of:=[.D90]*[.$E$4]" office:value-type="float" office:value="1757.10936135996">
            <text:p>1757,1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/>
          <table:table-cell table:formula="of:=[.$B$5]/100*[.A92]+[.$B$5]" office:value-type="float" office:value="1880">
            <text:p>1880</text:p>
          </table:table-cell>
          <table:table-cell table:formula="of:=[.D91]*[.$E$4]" office:value-type="float" office:value="1768.5305722088">
            <text:p>1768,5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  <table:table-cell table:formula="of:=[.$B$5]/100*[.A93]+[.$B$5]" office:value-type="float" office:value="1890">
            <text:p>1890</text:p>
          </table:table-cell>
          <table:table-cell table:formula="of:=[.D92]*[.$E$4]" office:value-type="float" office:value="1780.02602092815">
            <text:p>1780,03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/>
          <table:table-cell table:formula="of:=[.$B$5]/100*[.A94]+[.$B$5]" office:value-type="float" office:value="1900">
            <text:p>1900</text:p>
          </table:table-cell>
          <table:table-cell table:formula="of:=[.D93]*[.$E$4]" office:value-type="float" office:value="1791.59619006419">
            <text:p>1791,6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/>
          <table:table-cell table:formula="of:=[.$B$5]/100*[.A95]+[.$B$5]" office:value-type="float" office:value="1910">
            <text:p>1910</text:p>
          </table:table-cell>
          <table:table-cell table:formula="of:=[.D94]*[.$E$4]" office:value-type="float" office:value="1803.2415652996">
            <text:p>1803,24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/>
          <table:table-cell table:formula="of:=[.$B$5]/100*[.A96]+[.$B$5]" office:value-type="float" office:value="1920">
            <text:p>1920</text:p>
          </table:table-cell>
          <table:table-cell table:formula="of:=[.D95]*[.$E$4]" office:value-type="float" office:value="1814.96263547405">
            <text:p>1814,96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/>
          <table:table-cell table:formula="of:=[.$B$5]/100*[.A97]+[.$B$5]" office:value-type="float" office:value="1930">
            <text:p>1930</text:p>
          </table:table-cell>
          <table:table-cell table:formula="of:=[.D96]*[.$E$4]" office:value-type="float" office:value="1826.75989260463">
            <text:p>1826,76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/>
          <table:table-cell table:formula="of:=[.$B$5]/100*[.A98]+[.$B$5]" office:value-type="float" office:value="1940">
            <text:p>1940</text:p>
          </table:table-cell>
          <table:table-cell table:formula="of:=[.D97]*[.$E$4]" office:value-type="float" office:value="1838.63383190656">
            <text:p>1838,63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/>
          <table:table-cell table:formula="of:=[.$B$5]/100*[.A99]+[.$B$5]" office:value-type="float" office:value="1950">
            <text:p>1950</text:p>
          </table:table-cell>
          <table:table-cell table:formula="of:=[.D98]*[.$E$4]" office:value-type="float" office:value="1850.58495181395">
            <text:p>1850,58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/>
          <table:table-cell table:formula="of:=[.$B$5]/100*[.A100]+[.$B$5]" office:value-type="float" office:value="1960">
            <text:p>1960</text:p>
          </table:table-cell>
          <table:table-cell table:formula="of:=[.D99]*[.$E$4]" office:value-type="float" office:value="1862.61375400075">
            <text:p>1862,61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/>
          <table:table-cell table:formula="of:=[.$B$5]/100*[.A101]+[.$B$5]" office:value-type="float" office:value="1970">
            <text:p>1970</text:p>
          </table:table-cell>
          <table:table-cell table:formula="of:=[.D100]*[.$E$4]" office:value-type="float" office:value="1874.72074340175">
            <text:p>1874,72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/>
          <table:table-cell table:formula="of:=[.$B$5]/100*[.A102]+[.$B$5]" office:value-type="float" office:value="1980">
            <text:p>1980</text:p>
          </table:table-cell>
          <table:table-cell table:formula="of:=[.D101]*[.$E$4]" office:value-type="float" office:value="1886.90642823386">
            <text:p>1886,91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/>
          <table:table-cell table:formula="of:=[.$B$5]/100*[.A103]+[.$B$5]" office:value-type="float" office:value="1990">
            <text:p>1990</text:p>
          </table:table-cell>
          <table:table-cell table:formula="of:=[.D102]*[.$E$4]" office:value-type="float" office:value="1899.17132001738">
            <text:p>1899,1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/>
          <table:table-cell table:formula="of:=[.$B$5]/100*[.A104]+[.$B$5]" office:value-type="float" office:value="2000">
            <text:p>2000</text:p>
          </table:table-cell>
          <table:table-cell table:formula="of:=[.D103]*[.$E$4]" office:value-type="float" office:value="1911.51593359749">
            <text:p>1911,52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/>
          <table:table-cell table:formula="of:=[.$B$5]/100*[.A105]+[.$B$5]" office:value-type="float" office:value="2010">
            <text:p>2010</text:p>
          </table:table-cell>
          <table:table-cell table:formula="of:=[.D104]*[.$E$4]" office:value-type="float" office:value="1923.94078716588">
            <text:p>1923,94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/>
          <table:table-cell table:formula="of:=[.$B$5]/100*[.A106]+[.$B$5]" office:value-type="float" office:value="2020">
            <text:p>2020</text:p>
          </table:table-cell>
          <table:table-cell table:formula="of:=[.D105]*[.$E$4]" office:value-type="float" office:value="1936.44640228246">
            <text:p>1936,45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/>
          <table:table-cell table:formula="of:=[.$B$5]/100*[.A107]+[.$B$5]" office:value-type="float" office:value="2030">
            <text:p>2030</text:p>
          </table:table-cell>
          <table:table-cell table:formula="of:=[.D106]*[.$E$4]" office:value-type="float" office:value="1949.03330389729">
            <text:p>1949,03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/>
          <table:table-cell table:formula="of:=[.$B$5]/100*[.A108]+[.$B$5]" office:value-type="float" office:value="2040">
            <text:p>2040</text:p>
          </table:table-cell>
          <table:table-cell table:formula="of:=[.D107]*[.$E$4]" office:value-type="float" office:value="1961.70202037262">
            <text:p>1961,7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/>
          <table:table-cell table:formula="of:=[.$B$5]/100*[.A109]+[.$B$5]" office:value-type="float" office:value="2050">
            <text:p>2050</text:p>
          </table:table-cell>
          <table:table-cell table:formula="of:=[.D108]*[.$E$4]" office:value-type="float" office:value="1974.45308350505">
            <text:p>1974,45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/>
          <table:table-cell table:formula="of:=[.$B$5]/100*[.A110]+[.$B$5]" office:value-type="float" office:value="2060">
            <text:p>2060</text:p>
          </table:table-cell>
          <table:table-cell table:formula="of:=[.D109]*[.$E$4]" office:value-type="float" office:value="1987.28702854783">
            <text:p>1987,29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/>
          <table:table-cell table:formula="of:=[.$B$5]/100*[.A111]+[.$B$5]" office:value-type="float" office:value="2070">
            <text:p>2070</text:p>
          </table:table-cell>
          <table:table-cell table:formula="of:=[.D110]*[.$E$4]" office:value-type="float" office:value="2000.20439423339">
            <text:p>2000,2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/>
          <table:table-cell table:formula="of:=[.$B$5]/100*[.A112]+[.$B$5]" office:value-type="float" office:value="2080">
            <text:p>2080</text:p>
          </table:table-cell>
          <table:table-cell table:formula="of:=[.D111]*[.$E$4]" office:value-type="float" office:value="2013.20572279591">
            <text:p>2013,21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/>
          <table:table-cell table:formula="of:=[.$B$5]/100*[.A113]+[.$B$5]" office:value-type="float" office:value="2090">
            <text:p>2090</text:p>
          </table:table-cell>
          <table:table-cell table:formula="of:=[.D112]*[.$E$4]" office:value-type="float" office:value="2026.29155999408">
            <text:p>2026,29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/>
          <table:table-cell table:formula="of:=[.$B$5]/100*[.A114]+[.$B$5]" office:value-type="float" office:value="2100">
            <text:p>2100</text:p>
          </table:table-cell>
          <table:table-cell table:formula="of:=[.D113]*[.$E$4]" office:value-type="float" office:value="2039.46245513404">
            <text:p>2039,46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/>
          <table:table-cell table:formula="of:=[.$B$5]/100*[.A115]+[.$B$5]" office:value-type="float" office:value="2110">
            <text:p>2110</text:p>
          </table:table-cell>
          <table:table-cell table:formula="of:=[.D114]*[.$E$4]" office:value-type="float" office:value="2052.71896109241">
            <text:p>2052,72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/>
          <table:table-cell table:formula="of:=[.$B$5]/100*[.A116]+[.$B$5]" office:value-type="float" office:value="2120">
            <text:p>2120</text:p>
          </table:table-cell>
          <table:table-cell table:formula="of:=[.D115]*[.$E$4]" office:value-type="float" office:value="2066.06163433951">
            <text:p>2066,06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/>
          <table:table-cell table:formula="of:=[.$B$5]/100*[.A117]+[.$B$5]" office:value-type="float" office:value="2130">
            <text:p>2130</text:p>
          </table:table-cell>
          <table:table-cell table:formula="of:=[.D116]*[.$E$4]" office:value-type="float" office:value="2079.49103496272">
            <text:p>2079,49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/>
          <table:table-cell table:formula="of:=[.$B$5]/100*[.A118]+[.$B$5]" office:value-type="float" office:value="2140">
            <text:p>2140</text:p>
          </table:table-cell>
          <table:table-cell table:formula="of:=[.D117]*[.$E$4]" office:value-type="float" office:value="2093.00772668998">
            <text:p>2093,01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/>
          <table:table-cell table:formula="of:=[.$B$5]/100*[.A119]+[.$B$5]" office:value-type="float" office:value="2150">
            <text:p>2150</text:p>
          </table:table-cell>
          <table:table-cell table:formula="of:=[.D118]*[.$E$4]" office:value-type="float" office:value="2106.61227691346">
            <text:p>2106,61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/>
          <table:table-cell table:formula="of:=[.$B$5]/100*[.A120]+[.$B$5]" office:value-type="float" office:value="2160">
            <text:p>2160</text:p>
          </table:table-cell>
          <table:table-cell table:formula="of:=[.D119]*[.$E$4]" office:value-type="float" office:value="2120.3052567134">
            <text:p>2120,31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/>
          <table:table-cell table:formula="of:=[.$B$5]/100*[.A121]+[.$B$5]" office:value-type="float" office:value="2170">
            <text:p>2170</text:p>
          </table:table-cell>
          <table:table-cell table:formula="of:=[.D120]*[.$E$4]" office:value-type="float" office:value="2134.08724088204">
            <text:p>2134,09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/>
          <table:table-cell table:formula="of:=[.$B$5]/100*[.A122]+[.$B$5]" office:value-type="float" office:value="2180">
            <text:p>2180</text:p>
          </table:table-cell>
          <table:table-cell table:formula="of:=[.D121]*[.$E$4]" office:value-type="float" office:value="2147.95880794777">
            <text:p>2147,96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/>
          <table:table-cell table:formula="of:=[.$B$5]/100*[.A123]+[.$B$5]" office:value-type="float" office:value="2190">
            <text:p>2190</text:p>
          </table:table-cell>
          <table:table-cell table:formula="of:=[.D122]*[.$E$4]" office:value-type="float" office:value="2161.92054019943">
            <text:p>2161,9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/>
          <table:table-cell table:formula="of:=[.$B$5]/100*[.A124]+[.$B$5]" office:value-type="float" office:value="2200">
            <text:p>2200</text:p>
          </table:table-cell>
          <table:table-cell table:formula="of:=[.D123]*[.$E$4]" office:value-type="float" office:value="2175.97302371073">
            <text:p>2175,97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/>
          <table:table-cell table:formula="of:=[.$B$5]/100*[.A125]+[.$B$5]" office:value-type="float" office:value="2210">
            <text:p>2210</text:p>
          </table:table-cell>
          <table:table-cell table:formula="of:=[.D124]*[.$E$4]" office:value-type="float" office:value="2190.11684836485">
            <text:p>2190,1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/>
          <table:table-cell table:formula="of:=[.$B$5]/100*[.A126]+[.$B$5]" office:value-type="float" office:value="2220">
            <text:p>2220</text:p>
          </table:table-cell>
          <table:table-cell table:formula="of:=[.D125]*[.$E$4]" office:value-type="float" office:value="2204.35260787922">
            <text:p>2204,35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/>
          <table:table-cell table:formula="of:=[.$B$5]/100*[.A127]+[.$B$5]" office:value-type="float" office:value="2230">
            <text:p>2230</text:p>
          </table:table-cell>
          <table:table-cell table:formula="of:=[.D126]*[.$E$4]" office:value-type="float" office:value="2218.68089983043">
            <text:p>2218,68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/>
          <table:table-cell table:formula="of:=[.$B$5]/100*[.A128]+[.$B$5]" office:value-type="float" office:value="2240">
            <text:p>2240</text:p>
          </table:table-cell>
          <table:table-cell table:formula="of:=[.D127]*[.$E$4]" office:value-type="float" office:value="2233.10232567933">
            <text:p>2233,1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/>
          <table:table-cell table:formula="of:=[.$B$5]/100*[.A129]+[.$B$5]" office:value-type="float" office:value="2250">
            <text:p>2250</text:p>
          </table:table-cell>
          <table:table-cell table:formula="of:=[.D128]*[.$E$4]" office:value-type="float" office:value="2247.61749079624">
            <text:p>2247,6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/>
          <table:table-cell table:formula="of:=[.$B$5]/100*[.A130]+[.$B$5]" office:value-type="float" office:value="2260">
            <text:p>2260</text:p>
          </table:table-cell>
          <table:table-cell table:formula="of:=[.D129]*[.$E$4]" office:value-type="float" office:value="2262.22700448642">
            <text:p>2262,23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/>
          <table:table-cell table:formula="of:=[.$B$5]/100*[.A131]+[.$B$5]" office:value-type="float" office:value="2270">
            <text:p>2270</text:p>
          </table:table-cell>
          <table:table-cell table:formula="of:=[.D130]*[.$E$4]" office:value-type="float" office:value="2276.93148001558">
            <text:p>2276,93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/>
          <table:table-cell table:formula="of:=[.$B$5]/100*[.A132]+[.$B$5]" office:value-type="float" office:value="2280">
            <text:p>2280</text:p>
          </table:table-cell>
          <table:table-cell table:formula="of:=[.D131]*[.$E$4]" office:value-type="float" office:value="2291.73153463568">
            <text:p>2291,73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/>
          <table:table-cell table:formula="of:=[.$B$5]/100*[.A133]+[.$B$5]" office:value-type="float" office:value="2290">
            <text:p>2290</text:p>
          </table:table-cell>
          <table:table-cell table:formula="of:=[.D132]*[.$E$4]" office:value-type="float" office:value="2306.62778961082">
            <text:p>2306,63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/>
          <table:table-cell table:formula="of:=[.$B$5]/100*[.A134]+[.$B$5]" office:value-type="float" office:value="2300">
            <text:p>2300</text:p>
          </table:table-cell>
          <table:table-cell table:formula="of:=[.D133]*[.$E$4]" office:value-type="float" office:value="2321.62087024329">
            <text:p>2321,62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/>
          <table:table-cell table:formula="of:=[.$B$5]/100*[.A135]+[.$B$5]" office:value-type="float" office:value="2310">
            <text:p>2310</text:p>
          </table:table-cell>
          <table:table-cell table:formula="of:=[.D134]*[.$E$4]" office:value-type="float" office:value="2336.71140589987">
            <text:p>2336,71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/>
          <table:table-cell table:formula="of:=[.$B$5]/100*[.A136]+[.$B$5]" office:value-type="float" office:value="2320">
            <text:p>2320</text:p>
          </table:table-cell>
          <table:table-cell table:formula="of:=[.D135]*[.$E$4]" office:value-type="float" office:value="2351.90003003822">
            <text:p>2351,9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/>
          <table:table-cell table:formula="of:=[.$B$5]/100*[.A137]+[.$B$5]" office:value-type="float" office:value="2330">
            <text:p>2330</text:p>
          </table:table-cell>
          <table:table-cell table:formula="of:=[.D136]*[.$E$4]" office:value-type="float" office:value="2367.18738023346">
            <text:p>2367,19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/>
          <table:table-cell table:formula="of:=[.$B$5]/100*[.A138]+[.$B$5]" office:value-type="float" office:value="2340">
            <text:p>2340</text:p>
          </table:table-cell>
          <table:table-cell table:formula="of:=[.D137]*[.$E$4]" office:value-type="float" office:value="2382.57409820498">
            <text:p>2382,57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/>
          <table:table-cell table:formula="of:=[.$B$5]/100*[.A139]+[.$B$5]" office:value-type="float" office:value="2350">
            <text:p>2350</text:p>
          </table:table-cell>
          <table:table-cell table:formula="of:=[.D138]*[.$E$4]" office:value-type="float" office:value="2398.06082984331">
            <text:p>2398,06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/>
          <table:table-cell table:formula="of:=[.$B$5]/100*[.A140]+[.$B$5]" office:value-type="float" office:value="2360">
            <text:p>2360</text:p>
          </table:table-cell>
          <table:table-cell table:formula="of:=[.D139]*[.$E$4]" office:value-type="float" office:value="2413.64822523729">
            <text:p>2413,65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/>
          <table:table-cell table:formula="of:=[.$B$5]/100*[.A141]+[.$B$5]" office:value-type="float" office:value="2370">
            <text:p>2370</text:p>
          </table:table-cell>
          <table:table-cell table:formula="of:=[.D140]*[.$E$4]" office:value-type="float" office:value="2429.33693870134">
            <text:p>2429,34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/>
          <table:table-cell table:formula="of:=[.$B$5]/100*[.A142]+[.$B$5]" office:value-type="float" office:value="2380">
            <text:p>2380</text:p>
          </table:table-cell>
          <table:table-cell table:formula="of:=[.D141]*[.$E$4]" office:value-type="float" office:value="2445.1276288029">
            <text:p>2445,13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/>
          <table:table-cell table:formula="of:=[.$B$5]/100*[.A143]+[.$B$5]" office:value-type="float" office:value="2390">
            <text:p>2390</text:p>
          </table:table-cell>
          <table:table-cell table:formula="of:=[.D142]*[.$E$4]" office:value-type="float" office:value="2461.02095839011">
            <text:p>2461,02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/>
          <table:table-cell table:formula="of:=[.$B$5]/100*[.A144]+[.$B$5]" office:value-type="float" office:value="2400">
            <text:p>2400</text:p>
          </table:table-cell>
          <table:table-cell table:formula="of:=[.D143]*[.$E$4]" office:value-type="float" office:value="2477.01759461965">
            <text:p>2477,02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/>
          <table:table-cell table:formula="of:=[.$B$5]/100*[.A145]+[.$B$5]" office:value-type="float" office:value="2410">
            <text:p>2410</text:p>
          </table:table-cell>
          <table:table-cell table:formula="of:=[.D144]*[.$E$4]" office:value-type="float" office:value="2493.11820898468">
            <text:p>2493,12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/>
          <table:table-cell table:formula="of:=[.$B$5]/100*[.A146]+[.$B$5]" office:value-type="float" office:value="2420">
            <text:p>2420</text:p>
          </table:table-cell>
          <table:table-cell table:formula="of:=[.D145]*[.$E$4]" office:value-type="float" office:value="2509.32347734308">
            <text:p>2509,32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/>
          <table:table-cell table:formula="of:=[.$B$5]/100*[.A147]+[.$B$5]" office:value-type="float" office:value="2430">
            <text:p>2430</text:p>
          </table:table-cell>
          <table:table-cell table:formula="of:=[.D146]*[.$E$4]" office:value-type="float" office:value="2525.63407994581">
            <text:p>2525,63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/>
          <table:table-cell table:formula="of:=[.$B$5]/100*[.A148]+[.$B$5]" office:value-type="float" office:value="2440">
            <text:p>2440</text:p>
          </table:table-cell>
          <table:table-cell table:formula="of:=[.D147]*[.$E$4]" office:value-type="float" office:value="2542.05070146546">
            <text:p>2542,05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/>
          <table:table-cell table:formula="of:=[.$B$5]/100*[.A149]+[.$B$5]" office:value-type="float" office:value="2450">
            <text:p>2450</text:p>
          </table:table-cell>
          <table:table-cell table:formula="of:=[.D148]*[.$E$4]" office:value-type="float" office:value="2558.57403102498">
            <text:p>2558,57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/>
          <table:table-cell table:formula="of:=[.$B$5]/100*[.A150]+[.$B$5]" office:value-type="float" office:value="2460">
            <text:p>2460</text:p>
          </table:table-cell>
          <table:table-cell table:formula="of:=[.D149]*[.$E$4]" office:value-type="float" office:value="2575.20476222664">
            <text:p>2575,2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/>
          <table:table-cell table:formula="of:=[.$B$5]/100*[.A151]+[.$B$5]" office:value-type="float" office:value="2470">
            <text:p>2470</text:p>
          </table:table-cell>
          <table:table-cell table:formula="of:=[.D150]*[.$E$4]" office:value-type="float" office:value="2591.94359318112">
            <text:p>2591,94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/>
          <table:table-cell table:formula="of:=[.$B$5]/100*[.A152]+[.$B$5]" office:value-type="float" office:value="2480">
            <text:p>2480</text:p>
          </table:table-cell>
          <table:table-cell table:formula="of:=[.D151]*[.$E$4]" office:value-type="float" office:value="2608.79122653679">
            <text:p>2608,79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/>
          <table:table-cell table:formula="of:=[.$B$5]/100*[.A153]+[.$B$5]" office:value-type="float" office:value="2490">
            <text:p>2490</text:p>
          </table:table-cell>
          <table:table-cell table:formula="of:=[.D152]*[.$E$4]" office:value-type="float" office:value="2625.74836950928">
            <text:p>2625,75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/>
          <table:table-cell table:formula="of:=[.$B$5]/100*[.A154]+[.$B$5]" office:value-type="float" office:value="2500">
            <text:p>2500</text:p>
          </table:table-cell>
          <table:table-cell table:formula="of:=[.D153]*[.$E$4]" office:value-type="float" office:value="2642.81573391109">
            <text:p>2642,82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6">06.06.2009</text:date>, <text:time>16:13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6T13:57:43.82</meta:creation-date>
    <dc:date>2009-06-06T16:13:27.97</dc:date>
    <meta:editing-duration>PT02H15M14S</meta:editing-duration>
    <meta:editing-cycles>4</meta:editing-cycles>
    <meta:generator>OpenOffice.org/3.0$Win32 OpenOffice.org_project/300m9$Build-9358</meta:generator>
    <meta:document-statistic meta:table-count="3" meta:cell-count="457" meta:object-count="0"/>
    <meta:user-defined meta:name="Info 1"/>
    <meta:user-defined meta:name="Info 2"/>
    <meta:user-defined meta:name="Info 3"/>
    <meta:user-defined meta:name="Info 4"/>
  </office:meta>
</office:document-meta>
</file>